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fo:background-color="#1f1f1f"/>
    </style:style>
    <style:style style:name="P3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f1f1f"/>
    </style:style>
    <style:style style:name="P4" style:family="paragraph" style:parent-style-name="Standard">
      <style:paragraph-properties style:line-height-at-least="0.503cm"/>
      <style:text-properties fo:color="#6a9955" style:font-name="Consolas" fo:font-size="10.5pt" fo:font-weight="normal" officeooo:paragraph-rsid="00061b35" fo:background-color="#1f1f1f"/>
    </style:style>
    <style:style style:name="P5" style:family="paragraph" style:parent-style-name="Standard">
      <style:paragraph-properties style:line-height-at-least="0.503cm"/>
      <style:text-properties fo:color="#6a9955" style:font-name="Consolas" fo:font-size="10.5pt" fo:language="en" fo:country="US" fo:font-weight="normal" fo:background-color="#1f1f1f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text-properties fo:color="#00a65d"/>
    </style:style>
    <style:style style:name="P8" style:family="paragraph" style:parent-style-name="Standard">
      <style:paragraph-properties style:line-height-at-least="0.503cm"/>
      <style:text-properties fo:color="#00a65d" style:font-name="Consolas" fo:font-size="10.5pt" fo:font-weight="normal" fo:background-color="#1f1f1f"/>
    </style:style>
    <style:style style:name="P9" style:family="paragraph" style:parent-style-name="Standard">
      <style:paragraph-properties style:line-height-at-least="0.503cm"/>
      <style:text-properties fo:color="#00a65d"/>
    </style:style>
    <style:style style:name="P10" style:family="paragraph" style:parent-style-name="Standard">
      <style:text-properties officeooo:paragraph-rsid="00061b35"/>
    </style:style>
    <style:style style:name="P11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color="#d4d4d4"/>
    </style:style>
    <style:style style:name="T4" style:family="text">
      <style:text-properties fo:color="#ce9178"/>
    </style:style>
    <style:style style:name="T5" style:family="text">
      <style:text-properties fo:color="#ce9178" style:font-name="Consolas" fo:font-size="10.5pt" fo:font-weight="normal"/>
    </style:style>
    <style:style style:name="T6" style:family="text">
      <style:text-properties fo:color="#6a9955"/>
    </style:style>
    <style:style style:name="T7" style:family="text">
      <style:text-properties fo:color="#dcdcaa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b5cea8"/>
    </style:style>
    <style:style style:name="T10" style:family="text">
      <style:text-properties fo:color="#b5cea8" style:font-name="Consolas" fo:font-size="10.5pt" fo:font-weight="normal"/>
    </style:style>
    <style:style style:name="T11" style:family="text">
      <style:text-properties fo:language="en" fo:country="US" officeooo:rsid="0004ef46"/>
    </style:style>
    <style:style style:name="T12" style:family="text">
      <style:text-properties fo:font-size="12pt" fo:language="en" fo:country="US" style:font-size-asian="12pt" style:font-size-complex="12pt"/>
    </style:style>
    <style:style style:name="T13" style:family="text">
      <style:text-properties fo:font-size="12pt" fo:language="en" fo:country="US" fo:font-weight="bold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>
        <xforms:model id="Model 1">
          <xforms:instance id="Instance 1">
            <instanceData/>
          </xforms:instance>
          <xsd:schema/>
        </xforms:model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3">Task 1 <text:s/></text:span></text:p>
      <text:p text:style-name="P4"><text:span text:style-name="T12">CREATION OF THE TABLES </text:span></text:p>
      <text:p text:style-name="P4"><text:span text:style-name="T12">AND DATA ISNERT OF DATA</text:span></text:p>
      <text:p text:style-name="P4"><text:span text:style-name="T12"/></text:p>
      <text:p text:style-name="P3"/>
      <text:p text:style-name="P3"/>
      <text:p text:style-name="P3">-- phpMyAdmin SQL Dump</text:p>
      <text:p text:style-name="P3">-- version 5.2.1</text:p>
      <text:p text:style-name="P3">-- https://www.phpmyadmin.net/</text:p>
      <text:p text:style-name="P3">--</text:p>
      <text:p text:style-name="P3">-- Εξυπηρετητής: localhost:3306</text:p>
      <text:p text:style-name="P3">-- Χρόνος δημιουργίας: 19 Ιαν 2024 στις 13:56:51</text:p>
      <text:p text:style-name="P3">-- Έκδοση διακομιστή: 10.5.20-MariaDB</text:p>
      <text:p text:style-name="P3">-- Έκδοση PHP: 7.3.33</text:p>
      <text:p text:style-name="P6"/>
      <text:p text:style-name="P1"><text:span text:style-name="T1">SET</text:span> SQL_MODE <text:span text:style-name="T3">=</text:span> <text:span text:style-name="T4">"NO_AUTO_VALUE_ON_ZERO"</text:span>;</text:p>
      <text:p text:style-name="P1"><text:span text:style-name="T1">START TRANSACTION</text:span>;</text:p>
      <text:p text:style-name="P1"><text:span text:style-name="T1">SET</text:span> time_zone <text:span text:style-name="T3">=</text:span> <text:span text:style-name="T4">"+00:00"</text:span>;</text:p>
      <text:p text:style-name="P11"/>
      <text:p text:style-name="P1"><text:span text:style-name="T6">/*!40101 SET @OLD_CHARACTER_SET_CLIENT=@@CHARACTER_SET_CLIENT */</text:span>;</text:p>
      <text:p text:style-name="P1"><text:span text:style-name="T6">/*!40101 SET @OLD_CHARACTER_SET_RESULTS=@@CHARACTER_SET_RESULTS */</text:span>;</text:p>
      <text:p text:style-name="P1"><text:span text:style-name="T6">/*!40101 SET @OLD_COLLATION_CONNECTION=@@COLLATION_CONNECTION */</text:span>;</text:p>
      <text:p text:style-name="P1"><text:span text:style-name="T6">/*!40101 SET NAMES utf8mb4 */</text:span>;</text:p>
      <text:p text:style-name="P6"/>
      <text:p text:style-name="P3">--</text:p>
      <text:p text:style-name="P3">-- Βάση δεδομένων: `id21425981_bash1`</text:p>
      <text:p text:style-name="P3">--</text:p>
      <text:p text:style-name="P6"/>
      <text:p text:style-name="P3">-- --------------------------------------------------------</text:p>
      <text:p text:style-name="P6"/>
      <text:p text:style-name="P3">--</text:p>
      <text:p text:style-name="P3">-- Δομή πίνακα για τον πίνακα `Boats`</text:p>
      <text:p text:style-name="P3">--</text:p>
      <text:p text:style-name="P6"/>
      <text:p text:style-name="P1"><text:span text:style-name="T1">CREATE</text:span> <text:span text:style-name="T1">TABLE</text:span> `<text:span text:style-name="T7">Boats</text:span>` (</text:p>
      <text:p text:style-name="P2">  <text:span text:style-name="T5">`BoatID`</text:span><text:span text:style-name="T8"> </text:span><text:span text:style-name="T2">int</text:span><text:span text:style-name="T8">(</text:span><text:span text:style-name="T10">11</text:span><text:span text:style-name="T8">) </text:span><text:span text:style-name="T2">NOT NULL</text:span><text:span text:style-name="T8">,</text:span></text:p>
      <text:p text:style-name="P2">  <text:span text:style-name="T5">`BoatName`</text:span><text:span text:style-name="T8"> </text:span><text:span text:style-name="T2">varchar</text:span><text:span text:style-name="T8">(</text:span><text:span text:style-name="T10">50</text:span><text:span text:style-name="T8">) </text:span><text:span text:style-name="T2">NOT NULL</text:span><text:span text:style-name="T8">,</text:span></text:p>
      <text:p text:style-name="P2">  <text:span text:style-name="T5">`CategoryID`</text:span><text:span text:style-name="T8"> </text:span><text:span text:style-name="T2">int</text:span><text:span text:style-name="T8">(</text:span><text:span text:style-name="T10">11</text:span><text:span text:style-name="T8">) </text:span><text:span text:style-name="T2">DEFAULT</text:span><text:span text:style-name="T8"> </text:span><text:span text:style-name="T2">NULL</text:span><text:span text:style-name="T8">,</text:span></text:p>
      <text:p text:style-name="P2">  <text:span text:style-name="T5">`SupplierID`</text:span><text:span text:style-name="T8"> </text:span><text:span text:style-name="T2">int</text:span><text:span text:style-name="T8">(</text:span><text:span text:style-name="T10">11</text:span><text:span text:style-name="T8">) </text:span><text:span text:style-name="T2">DEFAULT</text:span><text:span text:style-name="T8"> </text:span><text:span text:style-name="T2">NULL</text:span><text:span text:style-name="T8">,</text:span></text:p>
      <text:p text:style-name="P2">  <text:span text:style-name="T5">`FuelType`</text:span><text:span text:style-name="T8"> </text:span><text:span text:style-name="T2">varchar</text:span><text:span text:style-name="T8">(</text:span><text:span text:style-name="T10">20</text:span><text:span text:style-name="T8">) </text:span><text:span text:style-name="T2">DEFAULT</text:span><text:span text:style-name="T8"> </text:span><text:span text:style-name="T2">NULL</text:span><text:span text:style-name="T8">,</text:span></text:p>
      <text:p text:style-name="P2">  <text:span text:style-name="T5">`NumCabins`</text:span><text:span text:style-name="T8"> </text:span><text:span text:style-name="T2">int</text:span><text:span text:style-name="T8">(</text:span><text:span text:style-name="T10">11</text:span><text:span text:style-name="T8">) </text:span><text:span text:style-name="T2">DEFAULT</text:span><text:span text:style-name="T8"> </text:span><text:span text:style-name="T2">NULL</text:span><text:span text:style-name="T8">,</text:span></text:p>
      <text:p text:style-name="P2">  <text:span text:style-name="T5">`Material`</text:span><text:span text:style-name="T8"> </text:span><text:span text:style-name="T2">varchar</text:span><text:span text:style-name="T8">(</text:span><text:span text:style-name="T10">20</text:span><text:span text:style-name="T8">) </text:span><text:span text:style-name="T2">DEFAULT</text:span><text:span text:style-name="T8"> </text:span><text:span text:style-name="T2">NULL</text:span><text:span text:style-name="T8">,</text:span></text:p>
      <text:p text:style-name="P2">  <text:span text:style-name="T5">`NumToilets`</text:span><text:span text:style-name="T8"> </text:span><text:span text:style-name="T2">int</text:span><text:span text:style-name="T8">(</text:span><text:span text:style-name="T10">11</text:span><text:span text:style-name="T8">) </text:span><text:span text:style-name="T2">DEFAULT</text:span><text:span text:style-name="T8"> </text:span><text:span text:style-name="T2">NULL</text:span><text:span text:style-name="T8">,</text:span></text:p>
      <text:p text:style-name="P2">  <text:span text:style-name="T5">`NumBeds`</text:span><text:span text:style-name="T8"> </text:span><text:span text:style-name="T2">int</text:span><text:span text:style-name="T8">(</text:span><text:span text:style-name="T10">11</text:span><text:span text:style-name="T8">) </text:span><text:span text:style-name="T2">DEFAULT</text:span><text:span text:style-name="T8"> </text:span><text:span text:style-name="T2">NULL</text:span><text:span text:style-name="T8">,</text:span></text:p>
      <text:p text:style-name="P2">  <text:span text:style-name="T5">`Price`</text:span><text:span text:style-name="T8"> </text:span><text:span text:style-name="T2">decimal</text:span><text:span text:style-name="T8">(</text:span><text:span text:style-name="T10">10</text:span><text:span text:style-name="T8">,</text:span><text:span text:style-name="T10">2</text:span><text:span text:style-name="T8">) </text:span><text:span text:style-name="T2">DEFAULT</text:span><text:span text:style-name="T8"> </text:span><text:span text:style-name="T2">NULL</text:span></text:p>
      <text:p text:style-name="P1">) ENGINE<text:span text:style-name="T3">=</text:span>InnoDB <text:span text:style-name="T1">DEFAULT</text:span> CHARSET<text:span text:style-name="T3">=</text:span>utf8 <text:span text:style-name="T1">COLLATE</text:span><text:span text:style-name="T3">=</text:span>utf8_unicode_ci;</text:p>
      <text:p text:style-name="P6"/>
      <text:p text:style-name="P3">--</text:p>
      <text:p text:style-name="P3">-- Άδειασμα δεδομένων του πίνακα `Boats`</text:p>
      <text:p text:style-name="P3">--</text:p>
      <text:p text:style-name="P6"><text:soft-page-break/></text:p>
      <text:p text:style-name="P1"><text:span text:style-name="T1">INSERT INTO</text:span> <text:span text:style-name="T4">`Boats`</text:span> (<text:span text:style-name="T4">`BoatID`</text:span>, <text:span text:style-name="T4">`BoatName`</text:span>, <text:span text:style-name="T4">`CategoryID`</text:span>, <text:span text:style-name="T4">`SupplierID`</text:span>, <text:span text:style-name="T4">`FuelType`</text:span>, <text:span text:style-name="T4">`NumCabins`</text:span>, <text:span text:style-name="T4">`Material`</text:span>, <text:span text:style-name="T4">`NumToilets`</text:span>, <text:span text:style-name="T4">`NumBeds`</text:span>, <text:span text:style-name="T4">`Price`</text:span>) <text:span text:style-name="T1">VALUES</text:span></text:p>
      <text:p text:style-name="P1">(<text:span text:style-name="T9">1</text:span>, <text:span text:style-name="T4">'Jet Ski 1'</text:span>, <text:span text:style-name="T9">1</text:span>, <text:span text:style-name="T9">1</text:span>, <text:span text:style-name="T4">'Petrol'</text:span>, <text:span text:style-name="T9">0</text:span>, <text:span text:style-name="T4">'Plastic'</text:span>, <text:span text:style-name="T9">0</text:span>, <text:span text:style-name="T9">0</text:span>, <text:span text:style-name="T9">10000</text:span>.<text:span text:style-name="T9">00</text:span>),</text:p>
      <text:p text:style-name="P1">(<text:span text:style-name="T9">2</text:span>, <text:span text:style-name="T4">'Jet Ski 2'</text:span>, <text:span text:style-name="T9">1</text:span>, <text:span text:style-name="T9">1</text:span>, <text:span text:style-name="T4">'Petrol'</text:span>, <text:span text:style-name="T9">1</text:span>, <text:span text:style-name="T4">'Metal'</text:span>, <text:span text:style-name="T9">1</text:span>, <text:span text:style-name="T9">2</text:span>, <text:span text:style-name="T9">11000</text:span>.<text:span text:style-name="T9">00</text:span>),</text:p>
      <text:p text:style-name="P1">(<text:span text:style-name="T9">3</text:span>, <text:span text:style-name="T4">'Jet Ski 3'</text:span>, <text:span text:style-name="T9">1</text:span>, <text:span text:style-name="T9">2</text:span>, <text:span text:style-name="T4">'Electric'</text:span>, <text:span text:style-name="T9">2</text:span>, <text:span text:style-name="T4">'Polyester'</text:span>, <text:span text:style-name="T9">2</text:span>, <text:span text:style-name="T9">4</text:span>, <text:span text:style-name="T9">15000</text:span>.<text:span text:style-name="T9">00</text:span>),</text:p>
      <text:p text:style-name="P1">(<text:span text:style-name="T9">4</text:span>, <text:span text:style-name="T4">'Jet Ski 4'</text:span>, <text:span text:style-name="T9">1</text:span>, <text:span text:style-name="T9">2</text:span>, <text:span text:style-name="T4">'Electric'</text:span>, <text:span text:style-name="T9">3</text:span>, <text:span text:style-name="T4">'Wood'</text:span>, <text:span text:style-name="T9">3</text:span>, <text:span text:style-name="T9">6</text:span>, <text:span text:style-name="T9">25000</text:span>.<text:span text:style-name="T9">00</text:span>),</text:p>
      <text:p text:style-name="P1">(<text:span text:style-name="T9">5</text:span>, <text:span text:style-name="T4">'Jet Ski 5'</text:span>, <text:span text:style-name="T9">1</text:span>, <text:span text:style-name="T9">3</text:span>, <text:span text:style-name="T4">'Diesel'</text:span>, <text:span text:style-name="T9">4</text:span>, <text:span text:style-name="T4">'Plastic'</text:span>, <text:span text:style-name="T9">4</text:span>, <text:span text:style-name="T9">8</text:span>, <text:span text:style-name="T9">28000</text:span>.<text:span text:style-name="T9">00</text:span>),</text:p>
      <text:p text:style-name="P1">(<text:span text:style-name="T9">6</text:span>, <text:span text:style-name="T4">'Jet Ski 6'</text:span>, <text:span text:style-name="T9">1</text:span>, <text:span text:style-name="T9">3</text:span>, <text:span text:style-name="T4">'Diesel'</text:span>, <text:span text:style-name="T9">5</text:span>, <text:span text:style-name="T4">'Metal'</text:span>, <text:span text:style-name="T9">5</text:span>, <text:span text:style-name="T9">10</text:span>, <text:span text:style-name="T9">30000</text:span>.<text:span text:style-name="T9">00</text:span>),</text:p>
      <text:p text:style-name="P1">(<text:span text:style-name="T9">7</text:span>, <text:span text:style-name="T4">'Catamaran 1'</text:span>, <text:span text:style-name="T9">2</text:span>, <text:span text:style-name="T9">1</text:span>, <text:span text:style-name="T4">'Petrol'</text:span>, <text:span text:style-name="T9">6</text:span>, <text:span text:style-name="T4">'Polyester'</text:span>, <text:span text:style-name="T9">6</text:span>, <text:span text:style-name="T9">12</text:span>, <text:span text:style-name="T9">50000</text:span>.<text:span text:style-name="T9">00</text:span>),</text:p>
      <text:p text:style-name="P1">(<text:span text:style-name="T9">8</text:span>, <text:span text:style-name="T4">'Catamaran 2'</text:span>, <text:span text:style-name="T9">2</text:span>, <text:span text:style-name="T9">1</text:span>, <text:span text:style-name="T4">'Petrol'</text:span>, <text:span text:style-name="T9">7</text:span>, <text:span text:style-name="T4">'Wood'</text:span>, <text:span text:style-name="T9">7</text:span>, <text:span text:style-name="T9">14</text:span>, <text:span text:style-name="T9">55000</text:span>.<text:span text:style-name="T9">00</text:span>),</text:p>
      <text:p text:style-name="P1">(<text:span text:style-name="T9">9</text:span>, <text:span text:style-name="T4">'Catamaran 3'</text:span>, <text:span text:style-name="T9">2</text:span>, <text:span text:style-name="T9">2</text:span>, <text:span text:style-name="T4">'Electric'</text:span>, <text:span text:style-name="T9">8</text:span>, <text:span text:style-name="T4">'Metal'</text:span>, <text:span text:style-name="T9">8</text:span>, <text:span text:style-name="T9">16</text:span>, <text:span text:style-name="T9">60000</text:span>.<text:span text:style-name="T9">00</text:span>),</text:p>
      <text:p text:style-name="P1">(<text:span text:style-name="T9">10</text:span>, <text:span text:style-name="T4">'Catamaran 4'</text:span>, <text:span text:style-name="T9">2</text:span>, <text:span text:style-name="T9">2</text:span>, <text:span text:style-name="T4">'Electric'</text:span>, <text:span text:style-name="T9">9</text:span>, <text:span text:style-name="T4">'Plastic'</text:span>, <text:span text:style-name="T9">9</text:span>, <text:span text:style-name="T9">18</text:span>, <text:span text:style-name="T9">65000</text:span>.<text:span text:style-name="T9">00</text:span>),</text:p>
      <text:p text:style-name="P1">(<text:span text:style-name="T9">11</text:span>, <text:span text:style-name="T4">'Catamaran 5'</text:span>, <text:span text:style-name="T9">2</text:span>, <text:span text:style-name="T9">3</text:span>, <text:span text:style-name="T4">'Diesel'</text:span>, <text:span text:style-name="T9">10</text:span>, <text:span text:style-name="T4">'Wood'</text:span>, <text:span text:style-name="T9">10</text:span>, <text:span text:style-name="T9">20</text:span>, <text:span text:style-name="T9">70000</text:span>.<text:span text:style-name="T9">00</text:span>),</text:p>
      <text:p text:style-name="P1">(<text:span text:style-name="T9">12</text:span>, <text:span text:style-name="T4">'Catamaran 6'</text:span>, <text:span text:style-name="T9">2</text:span>, <text:span text:style-name="T9">3</text:span>, <text:span text:style-name="T4">'Diesel'</text:span>, <text:span text:style-name="T9">11</text:span>, <text:span text:style-name="T4">'Polyester'</text:span>, <text:span text:style-name="T9">11</text:span>, <text:span text:style-name="T9">22</text:span>, <text:span text:style-name="T9">75000</text:span>.<text:span text:style-name="T9">00</text:span>),</text:p>
      <text:p text:style-name="P1">(<text:span text:style-name="T9">13</text:span>, <text:span text:style-name="T4">'Cabin Boat 1'</text:span>, <text:span text:style-name="T9">3</text:span>, <text:span text:style-name="T9">1</text:span>, <text:span text:style-name="T4">'Petrol'</text:span>, <text:span text:style-name="T9">12</text:span>, <text:span text:style-name="T4">'Plastic'</text:span>, <text:span text:style-name="T9">12</text:span>, <text:span text:style-name="T9">24</text:span>, <text:span text:style-name="T9">80000</text:span>.<text:span text:style-name="T9">00</text:span>),</text:p>
      <text:p text:style-name="P1">(<text:span text:style-name="T9">14</text:span>, <text:span text:style-name="T4">'Cabin Boat 2'</text:span>, <text:span text:style-name="T9">3</text:span>, <text:span text:style-name="T9">1</text:span>, <text:span text:style-name="T4">'Petrol'</text:span>, <text:span text:style-name="T9">13</text:span>, <text:span text:style-name="T4">'Wood'</text:span>, <text:span text:style-name="T9">13</text:span>, <text:span text:style-name="T9">26</text:span>, <text:span text:style-name="T9">85000</text:span>.<text:span text:style-name="T9">00</text:span>),</text:p>
      <text:p text:style-name="P1">(<text:span text:style-name="T9">15</text:span>, <text:span text:style-name="T4">'Cabin Boat 3'</text:span>, <text:span text:style-name="T9">3</text:span>, <text:span text:style-name="T9">2</text:span>, <text:span text:style-name="T4">'Electric'</text:span>, <text:span text:style-name="T9">14</text:span>, <text:span text:style-name="T4">'Metal'</text:span>, <text:span text:style-name="T9">14</text:span>, <text:span text:style-name="T9">28</text:span>, <text:span text:style-name="T9">90000</text:span>.<text:span text:style-name="T9">00</text:span>),</text:p>
      <text:p text:style-name="P1">(<text:span text:style-name="T9">16</text:span>, <text:span text:style-name="T4">'Cabin Boat 4'</text:span>, <text:span text:style-name="T9">3</text:span>, <text:span text:style-name="T9">2</text:span>, <text:span text:style-name="T4">'Electric'</text:span>, <text:span text:style-name="T9">15</text:span>, <text:span text:style-name="T4">'Polyester'</text:span>, <text:span text:style-name="T9">15</text:span>, <text:span text:style-name="T9">30</text:span>, <text:span text:style-name="T9">95000</text:span>.<text:span text:style-name="T9">00</text:span>),</text:p>
      <text:p text:style-name="P1">(<text:span text:style-name="T9">17</text:span>, <text:span text:style-name="T4">'Cabin Boat 5'</text:span>, <text:span text:style-name="T9">3</text:span>, <text:span text:style-name="T9">3</text:span>, <text:span text:style-name="T4">'Diesel'</text:span>, <text:span text:style-name="T9">16</text:span>, <text:span text:style-name="T4">'Wood'</text:span>, <text:span text:style-name="T9">16</text:span>, <text:span text:style-name="T9">32</text:span>, <text:span text:style-name="T9">100000</text:span>.<text:span text:style-name="T9">00</text:span>),</text:p>
      <text:p text:style-name="P1">(<text:span text:style-name="T9">18</text:span>, <text:span text:style-name="T4">'Cabin Boat 6'</text:span>, <text:span text:style-name="T9">3</text:span>, <text:span text:style-name="T9">3</text:span>, <text:span text:style-name="T4">'Diesel'</text:span>, <text:span text:style-name="T9">17</text:span>, <text:span text:style-name="T4">'Plastic'</text:span>, <text:span text:style-name="T9">17</text:span>, <text:span text:style-name="T9">34</text:span>, <text:span text:style-name="T9">105000</text:span>.<text:span text:style-name="T9">00</text:span>);</text:p>
      <text:p text:style-name="P6"/>
      <text:p text:style-name="P3">-- --------------------------------------------------------</text:p>
      <text:p text:style-name="P6"/>
      <text:p text:style-name="P3">--</text:p>
      <text:p text:style-name="P3">-- Δομή πίνακα για τον πίνακα `Categories`</text:p>
      <text:p text:style-name="P3">--</text:p>
      <text:p text:style-name="P6"/>
      <text:p text:style-name="P1"><text:span text:style-name="T1">CREATE</text:span> <text:span text:style-name="T1">TABLE</text:span> `<text:span text:style-name="T7">Categories</text:span>` (</text:p>
      <text:p text:style-name="P2">  <text:span text:style-name="T5">`CategoryID`</text:span><text:span text:style-name="T8"> </text:span><text:span text:style-name="T2">int</text:span><text:span text:style-name="T8">(</text:span><text:span text:style-name="T10">11</text:span><text:span text:style-name="T8">) </text:span><text:span text:style-name="T2">NOT NULL</text:span><text:span text:style-name="T8">,</text:span></text:p>
      <text:p text:style-name="P2">  <text:span text:style-name="T5">`CategoryName`</text:span><text:span text:style-name="T8"> </text:span><text:span text:style-name="T2">varchar</text:span><text:span text:style-name="T8">(</text:span><text:span text:style-name="T10">50</text:span><text:span text:style-name="T8">) </text:span><text:span text:style-name="T2">NOT NULL</text:span></text:p>
      <text:p text:style-name="P1">) ENGINE<text:span text:style-name="T3">=</text:span>InnoDB <text:span text:style-name="T1">DEFAULT</text:span> CHARSET<text:span text:style-name="T3">=</text:span>utf8 <text:span text:style-name="T1">COLLATE</text:span><text:span text:style-name="T3">=</text:span>utf8_unicode_ci;</text:p>
      <text:p text:style-name="P6"/>
      <text:p text:style-name="P3">--</text:p>
      <text:p text:style-name="P3">-- Άδειασμα δεδομένων του πίνακα `Categories`</text:p>
      <text:p text:style-name="P3">--</text:p>
      <text:p text:style-name="P6"/>
      <text:p text:style-name="P1"><text:span text:style-name="T1">INSERT INTO</text:span> <text:span text:style-name="T4">`Categories`</text:span> (<text:span text:style-name="T4">`CategoryID`</text:span>, <text:span text:style-name="T4">`CategoryName`</text:span>) <text:span text:style-name="T1">VALUES</text:span></text:p>
      <text:p text:style-name="P1">(<text:span text:style-name="T9">1</text:span>, <text:span text:style-name="T4">'Jet Ski'</text:span>),</text:p>
      <text:p text:style-name="P1">(<text:span text:style-name="T9">2</text:span>, <text:span text:style-name="T4">'Catamaran'</text:span>),</text:p>
      <text:p text:style-name="P1">(<text:span text:style-name="T9">3</text:span>, <text:span text:style-name="T4">'Cabin Boats'</text:span>);</text:p>
      <text:p text:style-name="P6"/>
      <text:p text:style-name="P3">-- --------------------------------------------------------</text:p>
      <text:p text:style-name="P6"/>
      <text:p text:style-name="P3">--</text:p>
      <text:p text:style-name="P3">-- Δομή πίνακα για τον πίνακα `CustomerMessages`</text:p>
      <text:p text:style-name="P3">--</text:p>
      <text:p text:style-name="P6"/>
      <text:p text:style-name="P1"><text:span text:style-name="T1">CREATE</text:span> <text:span text:style-name="T1">TABLE</text:span> `<text:span text:style-name="T7">CustomerMessages</text:span>` (</text:p>
      <text:p text:style-name="P2">  <text:span text:style-name="T5">`MessageID`</text:span><text:span text:style-name="T8"> </text:span><text:span text:style-name="T2">int</text:span><text:span text:style-name="T8">(</text:span><text:span text:style-name="T10">11</text:span><text:span text:style-name="T8">) </text:span><text:span text:style-name="T2">NOT NULL</text:span><text:span text:style-name="T8">,</text:span></text:p>
      <text:p text:style-name="P2">  <text:span text:style-name="T5">`CustomerID`</text:span><text:span text:style-name="T8"> </text:span><text:span text:style-name="T2">int</text:span><text:span text:style-name="T8">(</text:span><text:span text:style-name="T10">11</text:span><text:span text:style-name="T8">) </text:span><text:span text:style-name="T2">DEFAULT</text:span><text:span text:style-name="T8"> </text:span><text:span text:style-name="T2">NULL</text:span><text:span text:style-name="T8">,</text:span></text:p>
      <text:p text:style-name="P2"><text:soft-page-break/>  <text:span text:style-name="T5">`MessageType`</text:span><text:span text:style-name="T8"> </text:span><text:span text:style-name="T2">varchar</text:span><text:span text:style-name="T8">(</text:span><text:span text:style-name="T10">20</text:span><text:span text:style-name="T8">) </text:span><text:span text:style-name="T2">DEFAULT</text:span><text:span text:style-name="T8"> </text:span><text:span text:style-name="T2">NULL</text:span><text:span text:style-name="T8">,</text:span></text:p>
      <text:p text:style-name="P2">  <text:span text:style-name="T5">`MessageContent`</text:span><text:span text:style-name="T8"> </text:span><text:span text:style-name="T2">varchar</text:span><text:span text:style-name="T8">(</text:span><text:span text:style-name="T10">255</text:span><text:span text:style-name="T8">) </text:span><text:span text:style-name="T2">DEFAULT</text:span><text:span text:style-name="T8"> </text:span><text:span text:style-name="T2">NULL</text:span></text:p>
      <text:p text:style-name="P1">) ENGINE<text:span text:style-name="T3">=</text:span>InnoDB <text:span text:style-name="T1">DEFAULT</text:span> CHARSET<text:span text:style-name="T3">=</text:span>utf8 <text:span text:style-name="T1">COLLATE</text:span><text:span text:style-name="T3">=</text:span>utf8_unicode_ci;</text:p>
      <text:p text:style-name="P6"/>
      <text:p text:style-name="P3">-- --------------------------------------------------------</text:p>
      <text:p text:style-name="P6"/>
      <text:p text:style-name="P3">--</text:p>
      <text:p text:style-name="P3">-- Δομή πίνακα για τον πίνακα `Customers`</text:p>
      <text:p text:style-name="P3">--</text:p>
      <text:p text:style-name="P6"/>
      <text:p text:style-name="P1"><text:span text:style-name="T1">CREATE</text:span> <text:span text:style-name="T1">TABLE</text:span> `<text:span text:style-name="T7">Customers</text:span>` (</text:p>
      <text:p text:style-name="P2">  <text:span text:style-name="T5">`CustomerID`</text:span><text:span text:style-name="T8"> </text:span><text:span text:style-name="T2">int</text:span><text:span text:style-name="T8">(</text:span><text:span text:style-name="T10">11</text:span><text:span text:style-name="T8">) </text:span><text:span text:style-name="T2">NOT NULL</text:span><text:span text:style-name="T8">,</text:span></text:p>
      <text:p text:style-name="P2">  <text:span text:style-name="T5">`CustomerName`</text:span><text:span text:style-name="T8"> </text:span><text:span text:style-name="T2">varchar</text:span><text:span text:style-name="T8">(</text:span><text:span text:style-name="T10">50</text:span><text:span text:style-name="T8">) </text:span><text:span text:style-name="T2">NOT NULL</text:span><text:span text:style-name="T8">,</text:span></text:p>
      <text:p text:style-name="P2">  <text:span text:style-name="T5">`Birthday`</text:span><text:span text:style-name="T8"> </text:span><text:span text:style-name="T2">date</text:span><text:span text:style-name="T8"> </text:span><text:span text:style-name="T2">DEFAULT</text:span><text:span text:style-name="T8"> </text:span><text:span text:style-name="T2">NULL</text:span><text:span text:style-name="T8">,</text:span></text:p>
      <text:p text:style-name="P2">  <text:span text:style-name="T5">`NameDay`</text:span><text:span text:style-name="T8"> </text:span><text:span text:style-name="T2">date</text:span><text:span text:style-name="T8"> </text:span><text:span text:style-name="T2">DEFAULT</text:span><text:span text:style-name="T8"> </text:span><text:span text:style-name="T2">NULL</text:span></text:p>
      <text:p text:style-name="P1">) ENGINE<text:span text:style-name="T3">=</text:span>InnoDB <text:span text:style-name="T1">DEFAULT</text:span> CHARSET<text:span text:style-name="T3">=</text:span>utf8 <text:span text:style-name="T1">COLLATE</text:span><text:span text:style-name="T3">=</text:span>utf8_unicode_ci;</text:p>
      <text:p text:style-name="P6"/>
      <text:p text:style-name="P3">--</text:p>
      <text:p text:style-name="P3">-- Άδειασμα δεδομένων του πίνακα `Customers`</text:p>
      <text:p text:style-name="P3">--</text:p>
      <text:p text:style-name="P6"/>
      <text:p text:style-name="P1"><text:span text:style-name="T1">INSERT INTO</text:span> <text:span text:style-name="T4">`Customers`</text:span> (<text:span text:style-name="T4">`CustomerID`</text:span>, <text:span text:style-name="T4">`CustomerName`</text:span>, <text:span text:style-name="T4">`Birthday`</text:span>, <text:span text:style-name="T4">`NameDay`</text:span>) <text:span text:style-name="T1">VALUES</text:span></text:p>
      <text:p text:style-name="P1">(<text:span text:style-name="T9">1</text:span>, <text:span text:style-name="T4">'vasilis stamatopoulos'</text:span>, <text:span text:style-name="T4">'1990-03-15'</text:span>, <text:span text:style-name="T4">'1990-03-15'</text:span>),</text:p>
      <text:p text:style-name="P1">(<text:span text:style-name="T9">2</text:span>, <text:span text:style-name="T4">'giannhs nikolopoulos'</text:span>, <text:span text:style-name="T4">'1985-05-20'</text:span>, <text:span text:style-name="T4">'1985-05-20'</text:span>),</text:p>
      <text:p text:style-name="P1">(<text:span text:style-name="T9">3</text:span>, <text:span text:style-name="T4">'kostas dimitropoulos'</text:span>, <text:span text:style-name="T4">'1992-03-01'</text:span>, <text:span text:style-name="T4">'1992-03-01'</text:span>),</text:p>
      <text:p text:style-name="P1">(<text:span text:style-name="T9">4</text:span>, <text:span text:style-name="T4">'pablos pablidhs'</text:span>, <text:span text:style-name="T4">'1995-06-10'</text:span>, <text:span text:style-name="T4">'1995-06-10'</text:span>),</text:p>
      <text:p text:style-name="P1">(<text:span text:style-name="T9">5</text:span>, <text:span text:style-name="T4">'giannis giannidhs'</text:span>, <text:span text:style-name="T4">'1988-09-22'</text:span>, <text:span text:style-name="T4">'1988-09-22'</text:span>),</text:p>
      <text:p text:style-name="P1">(<text:span text:style-name="T9">6</text:span>, <text:span text:style-name="T4">'takhs kontonikos'</text:span>, <text:span text:style-name="T4">'1993-11-30'</text:span>, <text:span text:style-name="T4">'1993-11-30'</text:span>),</text:p>
      <text:p text:style-name="P1">(<text:span text:style-name="T9">7</text:span>, <text:span text:style-name="T4">'stahis kilaidhs'</text:span>, <text:span text:style-name="T4">'1998-04-18'</text:span>, <text:span text:style-name="T4">'1998-04-18'</text:span>),</text:p>
      <text:p text:style-name="P1">(<text:span text:style-name="T9">8</text:span>, <text:span text:style-name="T4">'kostas varakis'</text:span>, <text:span text:style-name="T4">'1991-07-05'</text:span>, <text:span text:style-name="T4">'1991-07-05'</text:span>),</text:p>
      <text:p text:style-name="P1">(<text:span text:style-name="T9">9</text:span>, <text:span text:style-name="T4">'stamath telakhs'</text:span>, <text:span text:style-name="T4">'1987-02-14'</text:span>, <text:span text:style-name="T4">'1987-02-14'</text:span>),</text:p>
      <text:p text:style-name="P1">(<text:span text:style-name="T9">10</text:span>, <text:span text:style-name="T4">'Sophi mariou'</text:span>, <text:span text:style-name="T4">'1996-08-28'</text:span>, <text:span text:style-name="T4">'1996-08-28'</text:span>);</text:p>
      <text:p text:style-name="P6"/>
      <text:p text:style-name="P3">-- --------------------------------------------------------</text:p>
      <text:p text:style-name="P6"/>
      <text:p text:style-name="P3">--</text:p>
      <text:p text:style-name="P3">-- Δομή πίνακα για τον πίνακα `Sales`</text:p>
      <text:p text:style-name="P3">--</text:p>
      <text:p text:style-name="P6"/>
      <text:p text:style-name="P1"><text:span text:style-name="T1">CREATE</text:span> <text:span text:style-name="T1">TABLE</text:span> `<text:span text:style-name="T7">Sales</text:span>` (</text:p>
      <text:p text:style-name="P2">  <text:span text:style-name="T5">`SaleID`</text:span><text:span text:style-name="T8"> </text:span><text:span text:style-name="T2">int</text:span><text:span text:style-name="T8">(</text:span><text:span text:style-name="T10">11</text:span><text:span text:style-name="T8">) </text:span><text:span text:style-name="T2">NOT NULL</text:span><text:span text:style-name="T8">,</text:span></text:p>
      <text:p text:style-name="P2">  <text:span text:style-name="T5">`BoatID`</text:span><text:span text:style-name="T8"> </text:span><text:span text:style-name="T2">int</text:span><text:span text:style-name="T8">(</text:span><text:span text:style-name="T10">11</text:span><text:span text:style-name="T8">) </text:span><text:span text:style-name="T2">DEFAULT</text:span><text:span text:style-name="T8"> </text:span><text:span text:style-name="T2">NULL</text:span><text:span text:style-name="T8">,</text:span></text:p>
      <text:p text:style-name="P2">  <text:span text:style-name="T5">`SaleDate`</text:span><text:span text:style-name="T8"> </text:span><text:span text:style-name="T2">date</text:span><text:span text:style-name="T8"> </text:span><text:span text:style-name="T2">DEFAULT</text:span><text:span text:style-name="T8"> </text:span><text:span text:style-name="T2">NULL</text:span></text:p>
      <text:p text:style-name="P1">) ENGINE<text:span text:style-name="T3">=</text:span>InnoDB <text:span text:style-name="T1">DEFAULT</text:span> CHARSET<text:span text:style-name="T3">=</text:span>utf8 <text:span text:style-name="T1">COLLATE</text:span><text:span text:style-name="T3">=</text:span>utf8_unicode_ci;</text:p>
      <text:p text:style-name="P6"/>
      <text:p text:style-name="P3">--</text:p>
      <text:p text:style-name="P3">-- Άδειασμα δεδομένων του πίνακα `Sales`</text:p>
      <text:p text:style-name="P3">--</text:p>
      <text:p text:style-name="P6"/>
      <text:p text:style-name="P1"><text:span text:style-name="T1">INSERT INTO</text:span> <text:span text:style-name="T4">`Sales`</text:span> (<text:span text:style-name="T4">`SaleID`</text:span>, <text:span text:style-name="T4">`BoatID`</text:span>, <text:span text:style-name="T4">`SaleDate`</text:span>) <text:span text:style-name="T1">VALUES</text:span></text:p>
      <text:p text:style-name="P1"><text:soft-page-break/>(<text:span text:style-name="T9">1</text:span>, <text:span text:style-name="T9">1</text:span>, <text:span text:style-name="T4">'2023-01-15'</text:span>),</text:p>
      <text:p text:style-name="P1">(<text:span text:style-name="T9">2</text:span>, <text:span text:style-name="T9">2</text:span>, <text:span text:style-name="T4">'2023-01-20'</text:span>),</text:p>
      <text:p text:style-name="P1">(<text:span text:style-name="T9">3</text:span>, <text:span text:style-name="T9">3</text:span>, <text:span text:style-name="T4">'2023-02-02'</text:span>),</text:p>
      <text:p text:style-name="P1">(<text:span text:style-name="T9">4</text:span>, <text:span text:style-name="T9">4</text:span>, <text:span text:style-name="T4">'2023-02-10'</text:span>),</text:p>
      <text:p text:style-name="P1">(<text:span text:style-name="T9">5</text:span>, <text:span text:style-name="T9">5</text:span>, <text:span text:style-name="T4">'2023-03-05'</text:span>),</text:p>
      <text:p text:style-name="P1">(<text:span text:style-name="T9">6</text:span>, <text:span text:style-name="T9">6</text:span>, <text:span text:style-name="T4">'2023-03-12'</text:span>),</text:p>
      <text:p text:style-name="P1">(<text:span text:style-name="T9">7</text:span>, <text:span text:style-name="T9">7</text:span>, <text:span text:style-name="T4">'2023-01-25'</text:span>),</text:p>
      <text:p text:style-name="P1">(<text:span text:style-name="T9">8</text:span>, <text:span text:style-name="T9">8</text:span>, <text:span text:style-name="T4">'2023-02-18'</text:span>),</text:p>
      <text:p text:style-name="P1">(<text:span text:style-name="T9">9</text:span>, <text:span text:style-name="T9">9</text:span>, <text:span text:style-name="T4">'2023-02-28'</text:span>),</text:p>
      <text:p text:style-name="P1">(<text:span text:style-name="T9">10</text:span>, <text:span text:style-name="T9">10</text:span>, <text:span text:style-name="T4">'2023-03-15'</text:span>),</text:p>
      <text:p text:style-name="P1">(<text:span text:style-name="T9">11</text:span>, <text:span text:style-name="T9">11</text:span>, <text:span text:style-name="T4">'2023-03-22'</text:span>),</text:p>
      <text:p text:style-name="P1">(<text:span text:style-name="T9">12</text:span>, <text:span text:style-name="T9">12</text:span>, <text:span text:style-name="T4">'2023-04-02'</text:span>),</text:p>
      <text:p text:style-name="P1">(<text:span text:style-name="T9">13</text:span>, <text:span text:style-name="T9">13</text:span>, <text:span text:style-name="T4">'2023-01-10'</text:span>),</text:p>
      <text:p text:style-name="P1">(<text:span text:style-name="T9">14</text:span>, <text:span text:style-name="T9">14</text:span>, <text:span text:style-name="T4">'2023-02-05'</text:span>),</text:p>
      <text:p text:style-name="P1">(<text:span text:style-name="T9">15</text:span>, <text:span text:style-name="T9">15</text:span>, <text:span text:style-name="T4">'2023-02-15'</text:span>),</text:p>
      <text:p text:style-name="P1">(<text:span text:style-name="T9">16</text:span>, <text:span text:style-name="T9">16</text:span>, <text:span text:style-name="T4">'2023-03-01'</text:span>);</text:p>
      <text:p text:style-name="P6"/>
      <text:p text:style-name="P3">-- --------------------------------------------------------</text:p>
      <text:p text:style-name="P6"/>
      <text:p text:style-name="P3">--</text:p>
      <text:p text:style-name="P3">-- Δομή πίνακα για τον πίνακα `Suppliers`</text:p>
      <text:p text:style-name="P3">--</text:p>
      <text:p text:style-name="P6"/>
      <text:p text:style-name="P1"><text:span text:style-name="T1">CREATE</text:span> <text:span text:style-name="T1">TABLE</text:span> `<text:span text:style-name="T7">Suppliers</text:span>` (</text:p>
      <text:p text:style-name="P2">  <text:span text:style-name="T5">`SupplierID`</text:span><text:span text:style-name="T8"> </text:span><text:span text:style-name="T2">int</text:span><text:span text:style-name="T8">(</text:span><text:span text:style-name="T10">11</text:span><text:span text:style-name="T8">) </text:span><text:span text:style-name="T2">NOT NULL</text:span><text:span text:style-name="T8">,</text:span></text:p>
      <text:p text:style-name="P2">  <text:span text:style-name="T5">`SupplierName`</text:span><text:span text:style-name="T8"> </text:span><text:span text:style-name="T2">varchar</text:span><text:span text:style-name="T8">(</text:span><text:span text:style-name="T10">50</text:span><text:span text:style-name="T8">) </text:span><text:span text:style-name="T2">NOT NULL</text:span></text:p>
      <text:p text:style-name="P1">) ENGINE<text:span text:style-name="T3">=</text:span>InnoDB <text:span text:style-name="T1">DEFAULT</text:span> CHARSET<text:span text:style-name="T3">=</text:span>utf8 <text:span text:style-name="T1">COLLATE</text:span><text:span text:style-name="T3">=</text:span>utf8_unicode_ci;</text:p>
      <text:p text:style-name="P6"/>
      <text:p text:style-name="P3">--</text:p>
      <text:p text:style-name="P3">-- Άδειασμα δεδομένων του πίνακα `Suppliers`</text:p>
      <text:p text:style-name="P3">--</text:p>
      <text:p text:style-name="P6"/>
      <text:p text:style-name="P1"><text:span text:style-name="T1">INSERT INTO</text:span> <text:span text:style-name="T4">`Suppliers`</text:span> (<text:span text:style-name="T4">`SupplierID`</text:span>, <text:span text:style-name="T4">`SupplierName`</text:span>) <text:span text:style-name="T1">VALUES</text:span></text:p>
      <text:p text:style-name="P1">(<text:span text:style-name="T9">1</text:span>, <text:span text:style-name="T4">'Mercury'</text:span>),</text:p>
      <text:p text:style-name="P1">(<text:span text:style-name="T9">2</text:span>, <text:span text:style-name="T4">'Olympic'</text:span>),</text:p>
      <text:p text:style-name="P1">(<text:span text:style-name="T9">3</text:span>, <text:span text:style-name="T4">'Poseidon'</text:span>);</text:p>
      <text:p text:style-name="P6"/>
      <text:p text:style-name="P3">-- --------------------------------------------------------</text:p>
      <text:p text:style-name="P6"/>
      <text:p text:style-name="P3">--</text:p>
      <text:p text:style-name="P3">-- Δομή πίνακα για τον πίνακα `Warehouse`</text:p>
      <text:p text:style-name="P3">--</text:p>
      <text:p text:style-name="P6"/>
      <text:p text:style-name="P1"><text:span text:style-name="T1">CREATE</text:span> <text:span text:style-name="T1">TABLE</text:span> `<text:span text:style-name="T7">Warehouse</text:span>` (</text:p>
      <text:p text:style-name="P2">  <text:span text:style-name="T5">`WarehouseID`</text:span><text:span text:style-name="T8"> </text:span><text:span text:style-name="T2">int</text:span><text:span text:style-name="T8">(</text:span><text:span text:style-name="T10">11</text:span><text:span text:style-name="T8">) </text:span><text:span text:style-name="T2">NOT NULL</text:span><text:span text:style-name="T8">,</text:span></text:p>
      <text:p text:style-name="P2">  <text:span text:style-name="T5">`BoatID`</text:span><text:span text:style-name="T8"> </text:span><text:span text:style-name="T2">int</text:span><text:span text:style-name="T8">(</text:span><text:span text:style-name="T10">11</text:span><text:span text:style-name="T8">) </text:span><text:span text:style-name="T2">DEFAULT</text:span><text:span text:style-name="T8"> </text:span><text:span text:style-name="T2">NULL</text:span><text:span text:style-name="T8">,</text:span></text:p>
      <text:p text:style-name="P2">  <text:span text:style-name="T5">`StockQuantity`</text:span><text:span text:style-name="T8"> </text:span><text:span text:style-name="T2">int</text:span><text:span text:style-name="T8">(</text:span><text:span text:style-name="T10">11</text:span><text:span text:style-name="T8">) </text:span><text:span text:style-name="T2">DEFAULT</text:span><text:span text:style-name="T8"> </text:span><text:span text:style-name="T2">NULL</text:span><text:span text:style-name="T8">,</text:span></text:p>
      <text:p text:style-name="P2">  <text:span text:style-name="T5">`DateStored`</text:span><text:span text:style-name="T8"> </text:span><text:span text:style-name="T2">date</text:span><text:span text:style-name="T8"> </text:span><text:span text:style-name="T2">DEFAULT</text:span><text:span text:style-name="T8"> </text:span><text:span text:style-name="T2">NULL</text:span></text:p>
      <text:p text:style-name="P1">) ENGINE<text:span text:style-name="T3">=</text:span>InnoDB <text:span text:style-name="T1">DEFAULT</text:span> CHARSET<text:span text:style-name="T3">=</text:span>utf8 <text:span text:style-name="T1">COLLATE</text:span><text:span text:style-name="T3">=</text:span>utf8_unicode_ci;</text:p>
      <text:p text:style-name="P6"/>
      <text:p text:style-name="P3">--</text:p>
      <text:p text:style-name="P3"><text:soft-page-break/>-- Άδειασμα δεδομένων του πίνακα `Warehouse`</text:p>
      <text:p text:style-name="P3">--</text:p>
      <text:p text:style-name="P6"/>
      <text:p text:style-name="P1"><text:span text:style-name="T1">INSERT INTO</text:span> <text:span text:style-name="T4">`Warehouse`</text:span> (<text:span text:style-name="T4">`WarehouseID`</text:span>, <text:span text:style-name="T4">`BoatID`</text:span>, <text:span text:style-name="T4">`StockQuantity`</text:span>, <text:span text:style-name="T4">`DateStored`</text:span>) <text:span text:style-name="T1">VALUES</text:span></text:p>
      <text:p text:style-name="P1">(<text:span text:style-name="T9">1</text:span>, <text:span text:style-name="T9">1</text:span>, <text:span text:style-name="T9">5</text:span>, <text:span text:style-name="T4">'2024-01-18'</text:span>),</text:p>
      <text:p text:style-name="P1">(<text:span text:style-name="T9">2</text:span>, <text:span text:style-name="T9">2</text:span>, <text:span text:style-name="T9">8</text:span>, <text:span text:style-name="T4">'2024-01-18'</text:span>),</text:p>
      <text:p text:style-name="P1">(<text:span text:style-name="T9">3</text:span>, <text:span text:style-name="T9">3</text:span>, <text:span text:style-name="T9">10</text:span>, <text:span text:style-name="T4">'2024-01-18'</text:span>),</text:p>
      <text:p text:style-name="P1">(<text:span text:style-name="T9">4</text:span>, <text:span text:style-name="T9">4</text:span>, <text:span text:style-name="T9">12</text:span>, <text:span text:style-name="T4">'2024-01-18'</text:span>),</text:p>
      <text:p text:style-name="P1">(<text:span text:style-name="T9">5</text:span>, <text:span text:style-name="T9">5</text:span>, <text:span text:style-name="T9">15</text:span>, <text:span text:style-name="T4">'2024-01-18'</text:span>),</text:p>
      <text:p text:style-name="P1">(<text:span text:style-name="T9">6</text:span>, <text:span text:style-name="T9">6</text:span>, <text:span text:style-name="T9">18</text:span>, <text:span text:style-name="T4">'2024-01-18'</text:span>),</text:p>
      <text:p text:style-name="P1">(<text:span text:style-name="T9">7</text:span>, <text:span text:style-name="T9">7</text:span>, <text:span text:style-name="T9">4</text:span>, <text:span text:style-name="T4">'2024-01-18'</text:span>),</text:p>
      <text:p text:style-name="P1">(<text:span text:style-name="T9">8</text:span>, <text:span text:style-name="T9">8</text:span>, <text:span text:style-name="T9">7</text:span>, <text:span text:style-name="T4">'2024-01-18'</text:span>),</text:p>
      <text:p text:style-name="P1">(<text:span text:style-name="T9">9</text:span>, <text:span text:style-name="T9">9</text:span>, <text:span text:style-name="T9">9</text:span>, <text:span text:style-name="T4">'2024-01-18'</text:span>),</text:p>
      <text:p text:style-name="P1">(<text:span text:style-name="T9">10</text:span>, <text:span text:style-name="T9">10</text:span>, <text:span text:style-name="T9">11</text:span>, <text:span text:style-name="T4">'2024-01-18'</text:span>),</text:p>
      <text:p text:style-name="P1">(<text:span text:style-name="T9">11</text:span>, <text:span text:style-name="T9">11</text:span>, <text:span text:style-name="T9">14</text:span>, <text:span text:style-name="T4">'2024-01-18'</text:span>),</text:p>
      <text:p text:style-name="P1">(<text:span text:style-name="T9">12</text:span>, <text:span text:style-name="T9">12</text:span>, <text:span text:style-name="T9">17</text:span>, <text:span text:style-name="T4">'2024-01-18'</text:span>),</text:p>
      <text:p text:style-name="P1">(<text:span text:style-name="T9">13</text:span>, <text:span text:style-name="T9">13</text:span>, <text:span text:style-name="T9">3</text:span>, <text:span text:style-name="T4">'2024-01-18'</text:span>),</text:p>
      <text:p text:style-name="P1">(<text:span text:style-name="T9">14</text:span>, <text:span text:style-name="T9">14</text:span>, <text:span text:style-name="T9">6</text:span>, <text:span text:style-name="T4">'2024-01-18'</text:span>),</text:p>
      <text:p text:style-name="P1">(<text:span text:style-name="T9">15</text:span>, <text:span text:style-name="T9">15</text:span>, <text:span text:style-name="T9">8</text:span>, <text:span text:style-name="T4">'2024-01-18'</text:span>),</text:p>
      <text:p text:style-name="P1">(<text:span text:style-name="T9">16</text:span>, <text:span text:style-name="T9">16</text:span>, <text:span text:style-name="T9">10</text:span>, <text:span text:style-name="T4">'2024-01-18'</text:span>),</text:p>
      <text:p text:style-name="P1">(<text:span text:style-name="T9">17</text:span>, <text:span text:style-name="T9">17</text:span>, <text:span text:style-name="T9">13</text:span>, <text:span text:style-name="T4">'2024-01-18'</text:span>),</text:p>
      <text:p text:style-name="P1">(<text:span text:style-name="T9">18</text:span>, <text:span text:style-name="T9">18</text:span>, <text:span text:style-name="T9">16</text:span>, <text:span text:style-name="T4">'2024-01-18'</text:span>);</text:p>
      <text:p text:style-name="P6"/>
      <text:p text:style-name="P3">--</text:p>
      <text:p text:style-name="P3">-- Ευρετήρια για άχρηστους πίνακες</text:p>
      <text:p text:style-name="P3">--</text:p>
      <text:p text:style-name="P6"/>
      <text:p text:style-name="P3">--</text:p>
      <text:p text:style-name="P3">-- Ευρετήρια για πίνακα `Boats`</text:p>
      <text:p text:style-name="P3">--</text:p>
      <text:p text:style-name="P1"><text:span text:style-name="T1">ALTER</text:span> <text:span text:style-name="T1">TABLE</text:span> <text:span text:style-name="T4">`Boats`</text:span></text:p>
      <text:p text:style-name="P2">  <text:span text:style-name="T2">ADD</text:span><text:span text:style-name="T8"> </text:span><text:span text:style-name="T2">PRIMARY KEY</text:span><text:span text:style-name="T8"> (</text:span><text:span text:style-name="T5">`BoatID`</text:span><text:span text:style-name="T8">),</text:span></text:p>
      <text:p text:style-name="P2">  <text:span text:style-name="T2">ADD</text:span><text:span text:style-name="T8"> </text:span><text:span text:style-name="T2">KEY</text:span><text:span text:style-name="T8"> </text:span><text:span text:style-name="T5">`fk_category`</text:span><text:span text:style-name="T8"> (</text:span><text:span text:style-name="T5">`CategoryID`</text:span><text:span text:style-name="T8">),</text:span></text:p>
      <text:p text:style-name="P2">  <text:span text:style-name="T2">ADD</text:span><text:span text:style-name="T8"> </text:span><text:span text:style-name="T2">KEY</text:span><text:span text:style-name="T8"> </text:span><text:span text:style-name="T5">`fk_supplier`</text:span><text:span text:style-name="T8"> (</text:span><text:span text:style-name="T5">`SupplierID`</text:span><text:span text:style-name="T8">);</text:span></text:p>
      <text:p text:style-name="P6"/>
      <text:p text:style-name="P3">--</text:p>
      <text:p text:style-name="P3">-- Ευρετήρια για πίνακα `Categories`</text:p>
      <text:p text:style-name="P3">--</text:p>
      <text:p text:style-name="P1"><text:span text:style-name="T1">ALTER</text:span> <text:span text:style-name="T1">TABLE</text:span> <text:span text:style-name="T4">`Categories`</text:span></text:p>
      <text:p text:style-name="P2">  <text:span text:style-name="T2">ADD</text:span><text:span text:style-name="T8"> </text:span><text:span text:style-name="T2">PRIMARY KEY</text:span><text:span text:style-name="T8"> (</text:span><text:span text:style-name="T5">`CategoryID`</text:span><text:span text:style-name="T8">);</text:span></text:p>
      <text:p text:style-name="P6"/>
      <text:p text:style-name="P3">--</text:p>
      <text:p text:style-name="P3">-- Ευρετήρια για πίνακα `CustomerMessages`</text:p>
      <text:p text:style-name="P3">--</text:p>
      <text:p text:style-name="P1"><text:span text:style-name="T1">ALTER</text:span> <text:span text:style-name="T1">TABLE</text:span> <text:span text:style-name="T4">`CustomerMessages`</text:span></text:p>
      <text:p text:style-name="P2">  <text:span text:style-name="T2">ADD</text:span><text:span text:style-name="T8"> </text:span><text:span text:style-name="T2">PRIMARY KEY</text:span><text:span text:style-name="T8"> (</text:span><text:span text:style-name="T5">`MessageID`</text:span><text:span text:style-name="T8">),</text:span></text:p>
      <text:p text:style-name="P2">  <text:span text:style-name="T2">ADD</text:span><text:span text:style-name="T8"> </text:span><text:span text:style-name="T2">KEY</text:span><text:span text:style-name="T8"> </text:span><text:span text:style-name="T5">`fk_customer`</text:span><text:span text:style-name="T8"> (</text:span><text:span text:style-name="T5">`CustomerID`</text:span><text:span text:style-name="T8">);</text:span></text:p>
      <text:p text:style-name="P6"/>
      <text:p text:style-name="P3">--</text:p>
      <text:p text:style-name="P3">-- Ευρετήρια για πίνακα `Customers`</text:p>
      <text:p text:style-name="P3"><text:soft-page-break/>--</text:p>
      <text:p text:style-name="P1"><text:span text:style-name="T1">ALTER</text:span> <text:span text:style-name="T1">TABLE</text:span> <text:span text:style-name="T4">`Customers`</text:span></text:p>
      <text:p text:style-name="P2">  <text:span text:style-name="T2">ADD</text:span><text:span text:style-name="T8"> </text:span><text:span text:style-name="T2">PRIMARY KEY</text:span><text:span text:style-name="T8"> (</text:span><text:span text:style-name="T5">`CustomerID`</text:span><text:span text:style-name="T8">);</text:span></text:p>
      <text:p text:style-name="P6"/>
      <text:p text:style-name="P3">--</text:p>
      <text:p text:style-name="P3">-- Ευρετήρια για πίνακα `Sales`</text:p>
      <text:p text:style-name="P3">--</text:p>
      <text:p text:style-name="P1"><text:span text:style-name="T1">ALTER</text:span> <text:span text:style-name="T1">TABLE</text:span> <text:span text:style-name="T4">`Sales`</text:span></text:p>
      <text:p text:style-name="P2">  <text:span text:style-name="T2">ADD</text:span><text:span text:style-name="T8"> </text:span><text:span text:style-name="T2">PRIMARY KEY</text:span><text:span text:style-name="T8"> (</text:span><text:span text:style-name="T5">`SaleID`</text:span><text:span text:style-name="T8">),</text:span></text:p>
      <text:p text:style-name="P2">  <text:span text:style-name="T2">ADD</text:span><text:span text:style-name="T8"> </text:span><text:span text:style-name="T2">KEY</text:span><text:span text:style-name="T8"> </text:span><text:span text:style-name="T5">`fk_sold_boat`</text:span><text:span text:style-name="T8"> (</text:span><text:span text:style-name="T5">`BoatID`</text:span><text:span text:style-name="T8">);</text:span></text:p>
      <text:p text:style-name="P6"/>
      <text:p text:style-name="P3">--</text:p>
      <text:p text:style-name="P3">-- Ευρετήρια για πίνακα `Suppliers`</text:p>
      <text:p text:style-name="P3">--</text:p>
      <text:p text:style-name="P1"><text:span text:style-name="T1">ALTER</text:span> <text:span text:style-name="T1">TABLE</text:span> <text:span text:style-name="T4">`Suppliers`</text:span></text:p>
      <text:p text:style-name="P2">  <text:span text:style-name="T2">ADD</text:span><text:span text:style-name="T8"> </text:span><text:span text:style-name="T2">PRIMARY KEY</text:span><text:span text:style-name="T8"> (</text:span><text:span text:style-name="T5">`SupplierID`</text:span><text:span text:style-name="T8">);</text:span></text:p>
      <text:p text:style-name="P6"/>
      <text:p text:style-name="P3">--</text:p>
      <text:p text:style-name="P3">-- Ευρετήρια για πίνακα `Warehouse`</text:p>
      <text:p text:style-name="P3">--</text:p>
      <text:p text:style-name="P1"><text:span text:style-name="T1">ALTER</text:span> <text:span text:style-name="T1">TABLE</text:span> <text:span text:style-name="T4">`Warehouse`</text:span></text:p>
      <text:p text:style-name="P2">  <text:span text:style-name="T2">ADD</text:span><text:span text:style-name="T8"> </text:span><text:span text:style-name="T2">PRIMARY KEY</text:span><text:span text:style-name="T8"> (</text:span><text:span text:style-name="T5">`WarehouseID`</text:span><text:span text:style-name="T8">),</text:span></text:p>
      <text:p text:style-name="P2">  <text:span text:style-name="T2">ADD</text:span><text:span text:style-name="T8"> </text:span><text:span text:style-name="T2">KEY</text:span><text:span text:style-name="T8"> </text:span><text:span text:style-name="T5">`fk_boat`</text:span><text:span text:style-name="T8"> (</text:span><text:span text:style-name="T5">`BoatID`</text:span><text:span text:style-name="T8">);</text:span></text:p>
      <text:p text:style-name="P6"/>
      <text:p text:style-name="P3">--</text:p>
      <text:p text:style-name="P3">-- Περιορισμοί για άχρηστους πίνακες</text:p>
      <text:p text:style-name="P3">--</text:p>
      <text:p text:style-name="P6"/>
      <text:p text:style-name="P3">--</text:p>
      <text:p text:style-name="P3">-- Περιορισμοί για πίνακα `Boats`</text:p>
      <text:p text:style-name="P3">--</text:p>
      <text:p text:style-name="P1"><text:span text:style-name="T1">ALTER</text:span> <text:span text:style-name="T1">TABLE</text:span> <text:span text:style-name="T4">`Boats`</text:span></text:p>
      <text:p text:style-name="P2">  <text:span text:style-name="T2">ADD</text:span><text:span text:style-name="T8"> </text:span><text:span text:style-name="T2">CONSTRAINT</text:span><text:span text:style-name="T8"> </text:span><text:span text:style-name="T5">`fk_category`</text:span><text:span text:style-name="T8"> </text:span><text:span text:style-name="T2">FOREIGN KEY</text:span><text:span text:style-name="T8"> (</text:span><text:span text:style-name="T5">`CategoryID`</text:span><text:span text:style-name="T8">) </text:span><text:span text:style-name="T2">REFERENCES</text:span><text:span text:style-name="T8"> </text:span><text:span text:style-name="T5">`Categories`</text:span><text:span text:style-name="T8"> (</text:span><text:span text:style-name="T5">`CategoryID`</text:span><text:span text:style-name="T8">),</text:span></text:p>
      <text:p text:style-name="P2">  <text:span text:style-name="T2">ADD</text:span><text:span text:style-name="T8"> </text:span><text:span text:style-name="T2">CONSTRAINT</text:span><text:span text:style-name="T8"> </text:span><text:span text:style-name="T5">`fk_supplier`</text:span><text:span text:style-name="T8"> </text:span><text:span text:style-name="T2">FOREIGN KEY</text:span><text:span text:style-name="T8"> (</text:span><text:span text:style-name="T5">`SupplierID`</text:span><text:span text:style-name="T8">) </text:span><text:span text:style-name="T2">REFERENCES</text:span><text:span text:style-name="T8"> </text:span><text:span text:style-name="T5">`Suppliers`</text:span><text:span text:style-name="T8"> (</text:span><text:span text:style-name="T5">`SupplierID`</text:span><text:span text:style-name="T8">);</text:span></text:p>
      <text:p text:style-name="P6"/>
      <text:p text:style-name="P3">--</text:p>
      <text:p text:style-name="P3">-- Περιορισμοί για πίνακα `CustomerMessages`</text:p>
      <text:p text:style-name="P3">--</text:p>
      <text:p text:style-name="P1"><text:span text:style-name="T1">ALTER</text:span> <text:span text:style-name="T1">TABLE</text:span> <text:span text:style-name="T4">`CustomerMessages`</text:span></text:p>
      <text:p text:style-name="P2">  <text:span text:style-name="T2">ADD</text:span><text:span text:style-name="T8"> </text:span><text:span text:style-name="T2">CONSTRAINT</text:span><text:span text:style-name="T8"> </text:span><text:span text:style-name="T5">`fk_customer`</text:span><text:span text:style-name="T8"> </text:span><text:span text:style-name="T2">FOREIGN KEY</text:span><text:span text:style-name="T8"> (</text:span><text:span text:style-name="T5">`CustomerID`</text:span><text:span text:style-name="T8">) </text:span><text:span text:style-name="T2">REFERENCES</text:span><text:span text:style-name="T8"> </text:span><text:span text:style-name="T5">`Customers`</text:span><text:span text:style-name="T8"> (</text:span><text:span text:style-name="T5">`CustomerID`</text:span><text:span text:style-name="T8">);</text:span></text:p>
      <text:p text:style-name="P6"/>
      <text:p text:style-name="P3">--</text:p>
      <text:p text:style-name="P3">-- Περιορισμοί για πίνακα `Sales`</text:p>
      <text:p text:style-name="P3">--</text:p>
      <text:p text:style-name="P1"><text:span text:style-name="T1">ALTER</text:span> <text:span text:style-name="T1">TABLE</text:span> <text:span text:style-name="T4">`Sales`</text:span></text:p>
      <text:p text:style-name="P2">  <text:span text:style-name="T2">ADD</text:span><text:span text:style-name="T8"> </text:span><text:span text:style-name="T2">CONSTRAINT</text:span><text:span text:style-name="T8"> </text:span><text:span text:style-name="T5">`fk_sold_boat`</text:span><text:span text:style-name="T8"> </text:span><text:span text:style-name="T2">FOREIGN KEY</text:span><text:span text:style-name="T8"> (</text:span><text:span text:style-name="T5">`BoatID`</text:span><text:span text:style-name="T8">) </text:span><text:span text:style-name="T2">REFERENCES</text:span><text:span text:style-name="T8"> </text:span><text:span text:style-name="T5">`Boats`</text:span><text:span text:style-name="T8"> (</text:span><text:span text:style-name="T5">`BoatID`</text:span><text:span text:style-name="T8">);</text:span></text:p>
      <text:p text:style-name="P6"/>
      <text:p text:style-name="P3"><text:soft-page-break/>--</text:p>
      <text:p text:style-name="P3">-- Περιορισμοί για πίνακα `Warehouse`</text:p>
      <text:p text:style-name="P3">--</text:p>
      <text:p text:style-name="P1"><text:span text:style-name="T1">ALTER</text:span> <text:span text:style-name="T1">TABLE</text:span> <text:span text:style-name="T4">`Warehouse`</text:span></text:p>
      <text:p text:style-name="P2">  <text:span text:style-name="T2">ADD</text:span><text:span text:style-name="T8"> </text:span><text:span text:style-name="T2">CONSTRAINT</text:span><text:span text:style-name="T8"> </text:span><text:span text:style-name="T5">`fk_boat`</text:span><text:span text:style-name="T8"> </text:span><text:span text:style-name="T2">FOREIGN KEY</text:span><text:span text:style-name="T8"> (</text:span><text:span text:style-name="T5">`BoatID`</text:span><text:span text:style-name="T8">) </text:span><text:span text:style-name="T2">REFERENCES</text:span><text:span text:style-name="T8"> </text:span><text:span text:style-name="T5">`Boats`</text:span><text:span text:style-name="T8"> (</text:span><text:span text:style-name="T5">`BoatID`</text:span><text:span text:style-name="T8">);</text:span></text:p>
      <text:p text:style-name="P1"><text:span text:style-name="T1">COMMIT</text:span>;</text:p>
      <text:p text:style-name="P6"/>
      <text:p text:style-name="P1"><text:span text:style-name="T6">/*!40101 SET CHARACTER_SET_CLIENT=@OLD_CHARACTER_SET_CLIENT */</text:span>;</text:p>
      <text:p text:style-name="P1"><text:span text:style-name="T6">/*!40101 SET CHARACTER_SET_RESULTS=@OLD_CHARACTER_SET_RESULTS */</text:span>;</text:p>
      <text:p text:style-name="P1"><text:span text:style-name="T6">/*!40101 SET COLLATION_CONNECTION=@OLD_COLLATION_CONNECTION */</text:span>;</text:p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9T15:29:12.835000000</meta:creation-date>
    <dc:date>2024-01-19T16:01:10.919000000</dc:date>
    <meta:editing-duration>PT56S</meta:editing-duration>
    <meta:editing-cycles>1</meta:editing-cycles>
    <meta:document-statistic meta:table-count="0" meta:image-count="0" meta:object-count="0" meta:page-count="7" meta:paragraph-count="255" meta:word-count="1050" meta:character-count="8185" meta:non-whitespace-character-count="7295"/>
    <meta:generator>LibreOffice/6.0.5.2$Windows_x86 LibreOffice_project/54c8cbb85f300ac59db32fe8a675ff7683cd5a16</meta:generator>
  </office:meta>
</office:document-meta>
</file>